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P2" style:parent-style-name="Heading1" style:family="paragraph">
      <style:paragraph-properties fo:line-height="115%"/>
    </style:style>
    <style:style style:name="P3" style:parent-style-name="Standaard" style:family="paragraph">
      <style:paragraph-properties fo:margin-bottom="0in"/>
    </style:style>
    <style:style style:name="P4" style:parent-style-name="Standaard" style:family="paragraph">
      <style:paragraph-properties fo:margin-bottom="0in" fo:line-height="100%"/>
    </style:style>
    <style:style style:name="P5" style:parent-style-name="Standaard" style:family="paragraph">
      <style:paragraph-properties fo:margin-bottom="0in" fo:line-height="100%"/>
    </style:style>
    <style:style style:name="P6" style:parent-style-name="Standaard" style:family="paragraph">
      <style:paragraph-properties fo:margin-bottom="0in" fo:line-height="100%"/>
    </style:style>
    <style:style style:name="T7" style:parent-style-name="DefaultParagraphFont" style:family="text">
      <style:text-properties fo:language="en" fo:country="BE"/>
    </style:style>
    <style:style style:name="T8" style:parent-style-name="DefaultParagraphFont" style:family="text">
      <style:text-properties fo:language="en" fo:country="BE"/>
    </style:style>
    <style:style style:name="T9" style:parent-style-name="DefaultParagraphFont" style:family="text">
      <style:text-properties fo:language="en" fo:country="BE"/>
    </style:style>
    <style:style style:name="T10" style:parent-style-name="DefaultParagraphFont" style:family="text">
      <style:text-properties fo:language="en" fo:country="BE"/>
    </style:style>
    <style:style style:name="T11" style:parent-style-name="DefaultParagraphFont" style:family="text">
      <style:text-properties fo:language="en" fo:country="BE"/>
    </style:style>
    <style:style style:name="T12" style:parent-style-name="DefaultParagraphFont" style:family="text">
      <style:text-properties fo:language="en" fo:country="BE"/>
    </style:style>
    <style:style style:name="P13" style:parent-style-name="Subtitle" style:family="paragraph">
      <style:text-properties fo:language="en" fo:country="BE"/>
    </style:style>
    <style:style style:name="T14" style:parent-style-name="DefaultParagraphFont" style:family="text">
      <style:text-properties fo:language="en" fo:country="BE"/>
    </style:style>
    <style:style style:name="T15" style:parent-style-name="DefaultParagraphFont" style:family="text">
      <style:text-properties fo:language="en" fo:country="BE"/>
    </style:style>
    <style:style style:name="T16" style:parent-style-name="DefaultParagraphFont" style:family="text">
      <style:text-properties fo:font-weight="bold" style:font-weight-asian="bold" style:font-weight-complex="bold" fo:language="en" fo:country="BE"/>
    </style:style>
  </office:automatic-styles>
  <office:body>
    <office:text text:use-soft-page-breaks="true">
      <text:p text:style-name="P1">Handleiding</text:p>
      <text:h text:style-name="P2" text:outline-level="1">Voorbereiding</text:h>
      <text:p text:style-name="P3">Zet alle Tik’s en de Raspberry pi<text:s/>aan.</text:p>
      <text:p text:style-name="P4">Wacht tot dat de Tik’s groen flikkeren dan weet je dat ze zijn aangesloten op het netwerk.<text:s/>De eerste biep betekent dat ze verbonden zijn met de wifi en de 2de biep betekent dat ze de raspberry pi gevonden hebben op het network.</text:p>
      <text:p text:style-name="P5">Verbind de gsm die je wilt gebruiken voor de besturing met de zelfde wifi.<text:s/>Open<text:s/>daarna<text:s/>de<text:s/>webapp<text:s/>op het toestel door het ip adres op te zoeken van de Raspberry pi of door de QR-code te scannen.</text:p>
      <text:p text:style-name="P6"/>
      <text:h text:style-name="Heading1" text:outline-level="1">Gebruik van de app</text:h>
      <text:p text:style-name="Normal"><text:span text:style-name="SubtleEmphasis">De 3 menu items:</text:span></text:p>
      <text:p text:style-name="Subtitle"><text:span text:style-name="T7">Play</text:span></text:p>
      <text:p text:style-name="Standaard">Wanneer u op de app komt zult u wat uitleg krijgen over het project. Hierna kan je kiezen als je alleen wil spelen of met meerdere. Kies<text:s/>een<text:s/>spel en geef je naam in om op het scorebord te komen. Voordat het spel begint kan je ook zien wie er allemaal de hoogste scores heeft <text:s/>van het scorebord.<text:s/>Tijdens het spleen is het mogelijk je tijdelijke score te zien in de webapp.</text:p>
      <text:p text:style-name="Standaard">Indien je hebt gekozen voor multiplayer zal je met 2 personen kunnen spelen. Hierbij speel je tegen elkaar en is er geen scoreboard.</text:p>
      <text:p text:style-name="Subtitle">Scoreboard</text:p>
      <text:p text:style-name="Standaard">Na het spelen van een spel zal je je eigen score zien op het scorebord en zal je een mogelijkheid krijgen om het volledige scorebord te zien. Je<text:s/>hoeft geen spel te starten om de<text:s/>scoreboard<text:span text:style-name="T8">s</text:span><text:s/>te<text:s/>bekijken.<text:s/>Per spel is er een verschillend scorebo<text:span text:style-name="T9">a</text:span>rd.<text:span text:style-name="T10"><text:s/>In de<text:s/></text:span><text:s/>scorebo<text:span text:style-name="T11">a</text:span>rd<text:span text:style-name="T12">s</text:span><text:s/>kan je ook je scores opzoeken op naam.<text:s/></text:p>
      <text:p text:style-name="P13">Battery</text:p>
      <text:p text:style-name="Standaard">Als je een lange tijd gespeeld hebt kan je ook altijd controleren hoeveel stroom er nog in de batterijen zit.</text:p>
      <text:p text:style-name="Standaard"><text:span text:style-name="T14">Schakel de raspberry pi en de Tik’s uit na het spleen</text:span>.<text:s/><text:span text:style-name="T15">De Tik’s kan u opladen door deze in te pluggen via de micro USB &amp;<text:s/></text:span><text:span text:style-name="T16">de Tik AAN te zetten</text:span>.</text:p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true"/>
    </style:style>
    <style:style style:name="Normal" style:display-name="Normal" style:family="paragraph">
      <style:text-properties fo:language="nl" fo:country="BE" fo:hyphenate="true"/>
    </style:style>
    <style:style style:name="DefaultParagraphFont" style:display-name="Default Paragraph Font" style:family="text"/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Standaard" style:display-name="Standaard" style:family="paragraph">
      <style:text-properties fo:language="nl" fo:country="BE"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 fo:language="nl" fo:country="BE"/>
    </style:style>
    <style:style style:name="Kop2Char" style:display-name="Kop 2 Char" style:family="text" style:parent-style-name="Standaardalinea-lettertype">
      <style:text-properties style:font-name="Calibri Light" style:font-name-asian="Times New Roman" style:font-name-complex="Times New Roman" fo:color="#2F5496" fo:font-size="13pt" style:font-size-asian="13pt" style:font-size-complex="13pt" fo:language="nl" fo:country="B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tru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="Calibri" style:font-name-asian="Times New Roman" style:font-name-complex="Times New Roman" fo:color="#5A5A5A" fo:letter-spacing="0.0104in" fo:hyphenate="true"/>
    </style:style>
    <style:style style:name="SubtitleChar" style:display-name="Subtitle Char" style:family="text" style:parent-style-name="DefaultParagraphFont">
      <style:text-properties style:font-name="Calibri" style:font-name-asian="Times New Roman" style:font-name-complex="Times New Roman" fo:color="#5A5A5A" fo:letter-spacing="0.0104in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jn vantieghem</meta:initial-creator>
    <dc:creator>Torre Baert</dc:creator>
    <meta:creation-date>2021-01-17T11:21:00Z</meta:creation-date>
    <dc:date>2021-01-26T22:28:00Z</dc:date>
    <meta:template xlink:href="Normal.dotm" xlink:type="simple"/>
    <meta:editing-cycles>10</meta:editing-cycles>
    <meta:editing-duration>PT4140S</meta:editing-duration>
    <meta:document-statistic meta:page-count="1" meta:paragraph-count="3" meta:word-count="248" meta:character-count="1610" meta:row-count="11" meta:non-whitespace-character-count="1365"/>
  </office:meta>
</office:document-meta>
</file>